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da.nih.gov/" text:style-name="Internet_20_link" text:visited-style-name="Visited_20_Internet_20_Link">https://nda.nih.gov/</text:a></text:p>
      <text:p text:style-name="Standard"/>
      <text:p text:style-name="Standard"><text:a xlink:type="simple" xlink:href="https://data.ru.nl/collections/di/dccn/DSC_3011020.09_236" text:style-name="Internet_20_link" text:visited-style-name="Visited_20_Internet_20_Link">https://data.ru.nl/collections/di/dccn/DSC_3011020.09_236</text:a></text:p>
      <text:p text:style-name="Standard"/>
      <text:p text:style-name="Standard"><text:a xlink:type="simple" xlink:href="https://openneuro.org/" text:style-name="Internet_20_link" text:visited-style-name="Visited_20_Internet_20_Link">https://openneuro.org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6:49:03.088469113</meta:creation-date>
    <dc:date>2025-02-27T16:50:03.173003281</dc:date>
    <meta:editing-duration>PT1M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" meta:character-count="99" meta:non-whitespace-character-count="99"/>
  </office:meta>
</office:document-meta>
</file>